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Title">
      <style:text-properties officeooo:paragraph-rsid="00090277"/>
    </style:style>
    <style:style style:name="T1" style:family="text">
      <style:text-properties officeooo:rsid="0009027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k</text:span>ucomms kernel programmers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_1711295443" text:style-name="Index_20_Link" text:visited-style-name="Index_20_Link">Overview<text:tab/>1</text:a></text:p>
        </text:index-body>
      </text:table-of-content>
      <text:h text:style-name="Heading_20_1" text:outline-level="1"><text:bookmark-start text:name="__RefHeading___Toc3_1711295443"/>Overview<text:bookmark-end text:name="__RefHeading___Toc3_1711295443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16T01:56:14.542509972</dc:date>
    <meta:editing-duration>PT2M19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1" meta:paragraph-count="4" meta:word-count="10" meta:character-count="67" meta:non-whitespace-character-count="61"/>
  </office:meta>
</office:document-meta>
</file>